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.516cm" fo:min-width="1.855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766cm" fo:min-width="1.407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05cm" svg:height="2.816cm" svg:x="6.207cm" svg:y="21.3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07cm" svg:height="1.016cm" svg:x="10.269cm" svg:y="1.889cm">
          <draw:text-box>
            <text:p>2001</text:p>
          </draw:text-box>
        </draw:frame>
        <draw:custom-shape draw:style-name="gr3" draw:text-style-name="P2" draw:layer="layout" svg:width="2.405cm" svg:height="2.816cm" svg:x="12.946cm" svg:y="21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05cm" svg:height="2.816cm" svg:x="9.644cm" svg:y="21.2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05cm" svg:height="2.816cm" svg:x="15.478cm" svg:y="17.3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05cm" svg:height="2.816cm" svg:x="11.922cm" svg:y="17.2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05cm" svg:height="2.816cm" svg:x="8.239cm" svg:y="17.2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05cm" svg:height="2.816cm" svg:x="4.556cm" svg:y="17.2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05cm" svg:height="2.816cm" svg:x="15.486cm" svg:y="13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05cm" svg:height="2.816cm" svg:x="11.668cm" svg:y="13.5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05cm" svg:height="2.816cm" svg:x="8.239cm" svg:y="13.5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05cm" svg:height="2.816cm" svg:x="4.437cm" svg:y="13.5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05cm" svg:height="2.816cm" svg:x="12.867cm" svg:y="9.5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05cm" svg:height="2.816cm" svg:x="6.088cm" svg:y="9.4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05cm" svg:height="2.816cm" svg:x="9.841cm" svg:y="9.4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05cm" svg:height="2.816cm" svg:x="9.89cm" svg:y="5.80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1-24T16:13:24.341000000</meta:print-date>
    <dc:date>2021-01-24T17:04:29.903000000</dc:date>
    <meta:editing-duration>PT56M9S</meta:editing-duration>
    <meta:editing-cycles>2</meta:editing-cycles>
    <meta:generator>LibreOffice/6.4.4.2$Windows_X86_64 LibreOffice_project/3d775be2011f3886db32dfd395a6a6d1ca2630ff</meta:generator>
    <meta:document-statistic meta:object-count="18"/>
  </office:meta>
</office:document-meta>
</file>